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58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pattern</text:p>
          </table:table-cell>
          <table:table-cell table:style-name="ce1" table:number-columns-repeated="254"/>
        </table:table-row>
        <table:table-row table:style-name="ro2">
          <table:table-cell office:value-type="string">
            <text:p>evs.comm.IClientRequestHandler</text:p>
          </table:table-cell>
          <table:table-cell office:value-type="string">
            <text:p>Client Request Handler</text:p>
          </table:table-cell>
          <table:table-cell table:number-columns-repeated="254"/>
        </table:table-row>
        <table:table-row table:style-name="ro2">
          <table:table-cell office:value-type="string">
            <text:p>evs.comm.IMarshaller</text:p>
          </table:table-cell>
          <table:table-cell office:value-type="string">
            <text:p>Marshaller</text:p>
          </table:table-cell>
          <table:table-cell table:number-columns-repeated="254"/>
        </table:table-row>
        <table:table-row table:style-name="ro2">
          <table:table-cell office:value-type="string">
            <text:p>evs.comm.IRequestor</text:p>
          </table:table-cell>
          <table:table-cell office:value-type="string">
            <text:p>Requestor</text:p>
          </table:table-cell>
          <table:table-cell table:number-columns-repeated="254"/>
        </table:table-row>
        <table:table-row table:style-name="ro2">
          <table:table-cell office:value-type="string">
            <text:p>evs.comm.IServerRequestHandler</text:p>
          </table:table-cell>
          <table:table-cell office:value-type="string">
            <text:p>Server Request Handler</text:p>
          </table:table-cell>
          <table:table-cell table:number-columns-repeated="25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:Sheet1.B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7">07.04.2008</text:date>, <text:time>23:4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26:42</meta:creation-date>
    <dc:creator>Gerald Scharitzer</dc:creator>
    <dc:date>2008-04-07T23:41:13</dc:date>
    <meta:editing-cycles>3</meta:editing-cycles>
    <meta:editing-duration>PT2M36S</meta:editing-duration>
    <meta:user-defined meta:name="Info 1"/>
    <meta:user-defined meta:name="Info 2"/>
    <meta:user-defined meta:name="Info 3"/>
    <meta:user-defined meta:name="Info 4"/>
    <meta:document-statistic meta:table-count="3" meta:cell-count="10"/>
  </office:meta>
</office:document-meta>
</file>